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svg:stroke-color="#729fcf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08cm" svg:height="6.35cm" svg:x="3.159cm" svg:y="6.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604cm" svg:height="1.139cm" svg:x="3.794cm" svg:y="6.715cm">
          <draw:text-box>
            <text:p>Hangout API base</text:p>
          </draw:text-box>
        </draw:frame>
        <draw:custom-shape draw:style-name="gr3" draw:text-style-name="P1" draw:layer="layout" svg:width="8.763cm" svg:height="5.461cm" svg:x="3.286cm" svg:y="17.002cm">
          <text:p text:style-name="P1"/>
          <draw:enhanced-geometry svg:viewBox="0 0 21600 21600" draw:extrusion="false" draw:type="rectangle" draw:enhanced-path="M 0 0 L 21600 0 21600 21600 0 21600 0 0 Z N"/>
        </draw:custom-shape>
        <draw:frame draw:style-name="gr4" draw:text-style-name="P1" draw:layer="layout" svg:width="8.89cm" svg:height="1.016cm" svg:x="3.286cm" svg:y="17.256cm">
          <draw:text-box>
            <text:p text:style-name="P1">Regular Hangout Modu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5T02:07:28.525777963</meta:creation-date>
    <dc:date>2014-10-25T02:38:50.372136777</dc:date>
    <meta:editing-duration>PT28M7S</meta:editing-duration>
    <meta:editing-cycles>2</meta:editing-cycles>
    <meta:generator>LibreOffice/4.2.6.3$Linux_X86_64 LibreOffice_project/420$Build-3</meta:generator>
    <meta:document-statistic meta:object-count="4"/>
  </office:meta>
</office:document-meta>
</file>